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1cf178" officeooo:paragraph-rsid="001cf178"/>
    </style:style>
    <style:style style:name="P4" style:family="paragraph" style:parent-style-name="Table_20_Contents">
      <style:text-properties officeooo:paragraph-rsid="00214c90"/>
    </style:style>
    <style:style style:name="P5" style:family="paragraph" style:parent-style-name="Table_20_Contents">
      <style:text-properties officeooo:paragraph-rsid="001fb3ab"/>
    </style:style>
    <style:style style:name="P6" style:family="paragraph" style:parent-style-name="Table_20_Contents">
      <style:text-properties officeooo:rsid="001efd2f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Table_20_Contents">
      <style:paragraph-properties fo:margin-left="1.251cm" fo:margin-right="0cm" fo:text-indent="0cm" style:auto-text-indent="false"/>
    </style:style>
    <style:style style:name="P10" style:family="paragraph" style:parent-style-name="Table_20_Contents" style:list-style-name="L1">
      <style:text-properties officeooo:paragraph-rsid="001efd2f"/>
    </style:style>
    <style:style style:name="P11" style:family="paragraph" style:parent-style-name="Table_20_Contents" style:list-style-name="L1">
      <style:text-properties officeooo:rsid="001fb3ab" officeooo:paragraph-rsid="001fb3ab"/>
    </style:style>
    <style:style style:name="P12" style:family="paragraph" style:parent-style-name="Table_20_Contents">
      <style:text-properties officeooo:rsid="0020edc4" officeooo:paragraph-rsid="002417cf"/>
    </style:style>
    <style:style style:name="P13" style:family="paragraph" style:parent-style-name="Table_20_Contents">
      <style:text-properties officeooo:paragraph-rsid="00214c90"/>
    </style:style>
    <style:style style:name="P14" style:family="paragraph" style:parent-style-name="Table_20_Contents" style:list-style-name="L1">
      <style:text-properties fo:font-variant="normal" fo:text-transform="none" fo:color="#222222" style:font-name="Times New Roman" fo:font-size="12pt" fo:letter-spacing="normal" fo:font-style="normal" fo:font-weight="normal" officeooo:paragraph-rsid="001fb3ab" style:font-size-asian="12pt" style:font-size-complex="12pt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officeooo:rsid="001fb3ab" officeooo:paragraph-rsid="001fb3ab"/>
    </style:style>
    <style:style style:name="P16" style:family="paragraph" style:parent-style-name="Standard" style:list-style-name="L3">
      <style:text-properties officeooo:paragraph-rsid="001efd2f"/>
    </style:style>
    <style:style style:name="P17" style:family="paragraph" style:parent-style-name="Standard" style:list-style-name="L3">
      <style:text-properties officeooo:rsid="001efd2f" officeooo:paragraph-rsid="001efd2f"/>
    </style:style>
    <style:style style:name="P18" style:family="paragraph" style:parent-style-name="Text_20_body" style:list-style-name="L1">
      <style:paragraph-properties fo:margin-left="2.501cm" fo:margin-right="0cm" fo:text-indent="-0.635cm" style:auto-text-indent="false"/>
      <style:text-properties fo:font-variant="normal" fo:text-transform="none" fo:color="#222222" style:font-name="Times New Roman" fo:font-size="12pt" fo:letter-spacing="normal" fo:font-style="normal" fo:font-weight="normal" officeooo:rsid="001fb3ab" officeooo:paragraph-rsid="001fb3ab" style:font-size-asian="12pt" style:font-size-complex="12pt"/>
    </style:style>
    <style:style style:name="P19" style:family="paragraph" style:parent-style-name="Text_20_body" style:list-style-name="L2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T1" style:family="text">
      <style:text-properties officeooo:rsid="00214c90"/>
    </style:style>
    <style:style style:name="T2" style:family="text">
      <style:text-properties officeooo:rsid="001efd2f"/>
    </style:style>
    <style:style style:name="T3" style:family="text">
      <style:text-properties officeooo:rsid="001fb3ab"/>
    </style:style>
    <style:style style:name="T4" style:family="text">
      <style:text-properties officeooo:rsid="0020edc4"/>
    </style:style>
    <style:style style:name="T5" style:family="text">
      <style:text-properties officeooo:rsid="00221f45"/>
    </style:style>
    <style:style style:name="T6" style:family="text">
      <style:text-properties officeooo:rsid="00227b15"/>
    </style:style>
    <style:style style:name="T7" style:family="text">
      <style:text-properties officeooo:rsid="002375d9"/>
    </style:style>
    <style:style style:name="T8" style:family="text">
      <style:text-properties officeooo:rsid="002417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Ricerca <text:span text:style-name="T2">avanzata 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2"><text:span text:style-name="T8">Utenti del sistema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4">utente</text:span><text:span text:style-name="T3"> </text:span>accede al sistema e viene <text:span text:style-name="T2">autenticato 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Table_20_Contents">1. <text:span text:style-name="T4">L'utente</text:span><text:span text:style-name="T1"> a</text:span>ccede alla sezione per la <text:span text:style-name="T2">ricerca avanzata </text:span><text:span text:style-name="T5">degli iscritti</text:span></text:p>
            <text:p text:style-name="P6"/>
            <text:p text:style-name="P4">2. <text:span text:style-name="T4">L'utente</text:span><text:span text:style-name="T1"> <text:s/>i</text:span>nserisce, <text:span text:style-name="T2">anche parzialmente, un valore in uno o più dei campi del modulo </text:span><text:span text:style-name="T8">inseriti a seconda della tipologia dell'utente che effettua la ricerca..I campi che vengono visualizzati da tutte le tipologie di utente sono:</text:span></text:p>
            <text:list xml:id="list38199013" text:style-name="L1">
              <text:list-item>
                <text:p text:style-name="P10"><text:span text:style-name="T2">Nome </text:span><text:span text:style-name="T3">Iscritto</text:span></text:p>
              </text:list-item>
              <text:list-item>
                <text:p text:style-name="P10"><text:span text:style-name="T2">Cognome </text:span><text:span text:style-name="T3">Iscritto</text:span></text:p>
              </text:list-item>
              <text:list-item>
                <text:p text:style-name="P11">Nome genitore</text:p>
              </text:list-item>
              <text:list-item>
                <text:p text:style-name="P11">Cognome genitore</text:p>
              </text:list-item>
              <text:list-item>
                <text:p text:style-name="P11">Comune del domicilio</text:p>
              </text:list-item>
              <text:list-item>
                <text:p text:style-name="P11">Via del domicilio</text:p>
                <text:p text:style-name="P14"/>
              </text:list-item>
            </text:list>
            <text:p text:style-name="P15"/>
            <text:p text:style-name="P5"><text:span text:style-name="T3">3.</text:span><text:span text:style-name="T5">L'utente</text:span><text:span text:style-name="T1"> s</text:span>ottomette al sistema il valore inserito.</text:p>
            <text:p text:style-name="P4"/>
            <text:p text:style-name="P9">4. Il sistema mostra i risultati della ricerca.</text:p>
            <text:p text:style-name="P9"/>
            <text:p text:style-name="Table_20_Contents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n caso di successo Il sistema mostra i dati richiesti.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8190217" text:style-name="L3">
              <text:list-item>
                <text:p text:style-name="P16"><text:span text:style-name="T2">I parametri inseriti </text:span><text:span text:style-name="T4">dall'utente</text:span><text:span text:style-name="T2"> non sono validi, il sistema ripropone all'utente la pagina di ricerca avanzata con un messaggio d'errore. </text:span></text:p>
              </text:list-item>
              <text:list-item>
                <text:p text:style-name="P17">La ricerca non produce risultati, il sistema ripropone all'utente la pagina di ricerca con un messaggio di avviso. 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4">L'utente</text:span> deve poter <text:span text:style-name="T8">effettuare la ricerca </text:span><text:s/>in meno di <text:span text:style-name="T2">10</text:span> secondi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0D</meta:editing-duration>
    <meta:editing-cycles>9</meta:editing-cycles>
    <meta:generator>LibreOffice/3.6$Windows_x86 LibreOffice_project/da8c1e6-fd468f4-454e206-f42a4a9-143cfd</meta:generator>
    <dc:date>2012-10-18T18:13:53.48</dc:date>
    <meta:document-statistic meta:table-count="1" meta:image-count="0" meta:object-count="0" meta:page-count="1" meta:paragraph-count="26" meta:word-count="174" meta:character-count="1098" meta:non-whitespace-character-count="952"/>
  </office:meta>
</office:document-meta>
</file>